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63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3.39cm"/>
    </style:style>
    <style:style style:name="co5" style:family="table-column">
      <style:table-column-properties fo:break-before="auto" style:column-width="2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List1" table:style-name="ta1">
        <table:shapes>
          <draw:frame draw:z-index="0" draw:style-name="gr1" svg:width="15.999cm" svg:height="8.999cm" svg:x="7.469cm" svg:y="10.446cm">
            <draw:object draw:notify-on-update-of-ranges="List1.B5:List1.B19 List1.C3:List1.C3 List1.C5:List1.C19 List1.F3:List1.F3 List1.F5:List1.F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6.002cm" svg:height="8.997cm" svg:x="6.663cm" svg:y="30.988cm">
            <draw:object draw:notify-on-update-of-ranges="List1.B5:List1.B19 List1.C3:List1.C3 List1.D5:List1.D19 List1.F3:List1.F3 List1.G5:List1.G1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6.002cm" svg:height="8.998cm" svg:x="7.304cm" svg:y="21.09cm">
            <draw:object draw:notify-on-update-of-ranges="List1.B5:List1.B19 List1.J4:List1.J4 List1.J5:List1.J1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ideal/brute force</text:p>
          </table:table-cell>
          <table:table-cell table:number-columns-repeated="2"/>
          <table:table-cell office:value-type="string">
            <text:p>heuristika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stance id</text:p>
          </table:table-cell>
          <table:table-cell office:value-type="string">
            <text:p>hloubka</text:p>
          </table:table-cell>
          <table:table-cell office:value-type="string">
            <text:p>prohledano stavu</text:p>
          </table:table-cell>
          <table:table-cell office:value-type="string">
            <text:p>vygenerovano stavu</text:p>
          </table:table-cell>
          <table:table-cell office:value-type="string">
            <text:p>hloubka</text:p>
          </table:table-cell>
          <table:table-cell office:value-type="string">
            <text:p>prohledano stavu</text:p>
          </table:table-cell>
          <table:table-cell office:value-type="string">
            <text:p>vygenerovano stavu</text:p>
          </table:table-cell>
          <table:table-cell office:value-type="string">
            <text:p>rel chyba</text:p>
          </table:table-cell>
          <table:table-cell office:value-type="string">
            <text:p>Zrychleni [%]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926">
            <text:p>8926</text:p>
          </table:table-cell>
          <table:table-cell office:value-type="float" office:value="8991">
            <text:p>8991</text:p>
          </table:table-cell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  <table:table-cell office:value-type="float" office:value="1046">
            <text:p>1046</text:p>
          </table:table-cell>
          <table:table-cell table:formula="of:=([.F5]-[.C5])/[.C5]" office:value-type="float" office:value="0.8">
            <text:p>0,8</text:p>
          </table:table-cell>
          <table:table-cell table:formula="of:=(1/([.D5]/[.G5]))*100" office:value-type="float" office:value="1.07550974680708">
            <text:p>1,0755097468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039">
            <text:p>6039</text:p>
          </table:table-cell>
          <table:table-cell office:value-type="float" office:value="8083">
            <text:p>8083</text:p>
          </table:table-cell>
          <table:table-cell office:value-type="float" office:value="17">
            <text:p>17</text:p>
          </table:table-cell>
          <table:table-cell office:value-type="float" office:value="422">
            <text:p>422</text:p>
          </table:table-cell>
          <table:table-cell office:value-type="float" office:value="1840">
            <text:p>1840</text:p>
          </table:table-cell>
          <table:table-cell table:formula="of:=([.F6]-[.C6])/[.C6]" office:value-type="float" office:value="1.125">
            <text:p>1,125</text:p>
          </table:table-cell>
          <table:table-cell table:formula="of:=(1/([.D6]/[.G6]))*100" office:value-type="float" office:value="6.98791190594469">
            <text:p>6,9879119059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5703">
            <text:p>5703</text:p>
          </table:table-cell>
          <table:table-cell office:value-type="float" office:value="7915">
            <text:p>7915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72">
            <text:p>172</text:p>
          </table:table-cell>
          <table:table-cell table:formula="of:=([.F7]-[.C7])/[.C7]" office:value-type="float" office:value="0.25">
            <text:p>0,25</text:p>
          </table:table-cell>
          <table:table-cell table:formula="of:=(1/([.D7]/[.G7]))*100" office:value-type="float" office:value="0.368227248816412">
            <text:p>0,3682272488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74">
            <text:p>17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table:formula="of:=([.F8]-[.C8])/[.C8]" office:value-type="float" office:value="0.333333333333333">
            <text:p>0,3333333333</text:p>
          </table:table-cell>
          <table:table-cell table:formula="of:=(1/([.D8]/[.G8]))*100" office:value-type="float" office:value="17.8571428571429">
            <text:p>17,857142857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49273">
            <text:p>49273</text:p>
          </table:table-cell>
          <table:table-cell office:value-type="float" office:value="49349">
            <text:p>49349</text:p>
          </table:table-cell>
          <table:table-cell office:value-type="float" office:value="47">
            <text:p>47</text:p>
          </table:table-cell>
          <table:table-cell office:value-type="float" office:value="378">
            <text:p>378</text:p>
          </table:table-cell>
          <table:table-cell office:value-type="float" office:value="3345">
            <text:p>3345</text:p>
          </table:table-cell>
          <table:table-cell table:formula="of:=([.F9]-[.C9])/[.C9]" office:value-type="float" office:value="1.9375">
            <text:p>1,9375</text:p>
          </table:table-cell>
          <table:table-cell table:formula="of:=(1/([.D9]/[.G9]))*100" office:value-type="float" office:value="0.767154425344509">
            <text:p>0,7671544253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34978">
            <text:p>34978</text:p>
          </table:table-cell>
          <table:table-cell office:value-type="float" office:value="41670">
            <text:p>41670</text:p>
          </table:table-cell>
          <table:table-cell office:value-type="float" office:value="34">
            <text:p>34</text:p>
          </table:table-cell>
          <table:table-cell office:value-type="float" office:value="259">
            <text:p>259</text:p>
          </table:table-cell>
          <table:table-cell office:value-type="float" office:value="2468">
            <text:p>2468</text:p>
          </table:table-cell>
          <table:table-cell table:formula="of:=([.F10]-[.C10])/[.C10]" office:value-type="float" office:value="1.83333333333333">
            <text:p>1,8333333333</text:p>
          </table:table-cell>
          <table:table-cell table:formula="of:=(1/([.D10]/[.G10]))*100" office:value-type="float" office:value="0.740465435416547">
            <text:p>0,7404654354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27514">
            <text:p>27514</text:p>
          </table:table-cell>
          <table:table-cell office:value-type="float" office:value="35752">
            <text:p>35752</text:p>
          </table:table-cell>
          <table:table-cell office:value-type="float" office:value="23">
            <text:p>23</text:p>
          </table:table-cell>
          <table:table-cell office:value-type="float" office:value="312">
            <text:p>312</text:p>
          </table:table-cell>
          <table:table-cell office:value-type="float" office:value="2852">
            <text:p>2852</text:p>
          </table:table-cell>
          <table:table-cell table:formula="of:=([.F11]-[.C11])/[.C11]" office:value-type="float" office:value="1.09090909090909">
            <text:p>1,0909090909</text:p>
          </table:table-cell>
          <table:table-cell table:formula="of:=(1/([.D11]/[.G11]))*100" office:value-type="float" office:value="1.13396816166315">
            <text:p>1,1339681617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53">
            <text:p>253</text:p>
          </table:table-cell>
          <table:table-cell office:value-type="float" office:value="872">
            <text:p>87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table:formula="of:=([.F12]-[.C12])/[.C12]" office:value-type="float" office:value="0.6">
            <text:p>0,6</text:p>
          </table:table-cell>
          <table:table-cell table:formula="of:=(1/([.D12]/[.G12]))*100" office:value-type="float" office:value="5.13833992094862">
            <text:p>5,1383399209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2880">
            <text:p>2880</text:p>
          </table:table-cell>
          <table:table-cell office:value-type="float" office:value="6326">
            <text:p>6326</text:p>
          </table:table-cell>
          <table:table-cell office:value-type="float" office:value="19">
            <text:p>19</text:p>
          </table:table-cell>
          <table:table-cell office:value-type="float" office:value="140">
            <text:p>140</text:p>
          </table:table-cell>
          <table:table-cell office:value-type="float" office:value="1250">
            <text:p>1250</text:p>
          </table:table-cell>
          <table:table-cell table:formula="of:=([.F13]-[.C13])/[.C13]" office:value-type="float" office:value="1.71428571428571">
            <text:p>1,7142857143</text:p>
          </table:table-cell>
          <table:table-cell table:formula="of:=(1/([.D13]/[.G13]))*100" office:value-type="float" office:value="4.86111111111111">
            <text:p>4,8611111111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28984">
            <text:p>28984</text:p>
          </table:table-cell>
          <table:table-cell office:value-type="float" office:value="59199">
            <text:p>59199</text:p>
          </table:table-cell>
          <table:table-cell office:value-type="float" office:value="40">
            <text:p>40</text:p>
          </table:table-cell>
          <table:table-cell office:value-type="float" office:value="258">
            <text:p>258</text:p>
          </table:table-cell>
          <table:table-cell office:value-type="float" office:value="2279">
            <text:p>2279</text:p>
          </table:table-cell>
          <table:table-cell table:formula="of:=([.F14]-[.C14])/[.C14]" office:value-type="float" office:value="1.85714285714286">
            <text:p>1,8571428571</text:p>
          </table:table-cell>
          <table:table-cell table:formula="of:=(1/([.D14]/[.G14]))*100" office:value-type="float" office:value="0.890146287606956">
            <text:p>0,8901462876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55889">
            <text:p>55889</text:p>
          </table:table-cell>
          <table:table-cell office:value-type="float" office:value="58771">
            <text:p>58771</text:p>
          </table:table-cell>
          <table:table-cell office:value-type="float" office:value="29">
            <text:p>29</text:p>
          </table:table-cell>
          <table:table-cell office:value-type="float" office:value="184">
            <text:p>184</text:p>
          </table:table-cell>
          <table:table-cell office:value-type="float" office:value="2043">
            <text:p>2043</text:p>
          </table:table-cell>
          <table:table-cell table:formula="of:=([.F15]-[.C15])/[.C15]" office:value-type="float" office:value="1.41666666666667">
            <text:p>1,4166666667</text:p>
          </table:table-cell>
          <table:table-cell table:formula="of:=(1/([.D15]/[.G15]))*100" office:value-type="float" office:value="0.329223997566605">
            <text:p>0,3292239976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28213">
            <text:p>28213</text:p>
          </table:table-cell>
          <table:table-cell office:value-type="float" office:value="40908">
            <text:p>40908</text:p>
          </table:table-cell>
          <table:table-cell office:value-type="float" office:value="24">
            <text:p>24</text:p>
          </table:table-cell>
          <table:table-cell office:value-type="float" office:value="171">
            <text:p>171</text:p>
          </table:table-cell>
          <table:table-cell office:value-type="float" office:value="1560">
            <text:p>1560</text:p>
          </table:table-cell>
          <table:table-cell table:formula="of:=([.F16]-[.C16])/[.C16]" office:value-type="float" office:value="1.4">
            <text:p>1,4</text:p>
          </table:table-cell>
          <table:table-cell table:formula="of:=(1/([.D16]/[.G16]))*100" office:value-type="float" office:value="0.606103569276575">
            <text:p>0,6061035693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  <table:table-cell office:value-type="float" office:value="1461">
            <text:p>146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214">
            <text:p>214</text:p>
          </table:table-cell>
          <table:table-cell table:formula="of:=([.F17]-[.C17])/[.C17]" office:value-type="float" office:value="0.4">
            <text:p>0,4</text:p>
          </table:table-cell>
          <table:table-cell table:formula="of:=(1/([.D17]/[.G17]))*100" office:value-type="float" office:value="6.26631853785901">
            <text:p>6,2663185379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3624">
            <text:p>3624</text:p>
          </table:table-cell>
          <table:table-cell office:value-type="float" office:value="9155">
            <text:p>9155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347">
            <text:p>347</text:p>
          </table:table-cell>
          <table:table-cell table:formula="of:=([.F18]-[.C18])/[.C18]" office:value-type="float" office:value="0.857142857142857">
            <text:p>0,8571428571</text:p>
          </table:table-cell>
          <table:table-cell table:formula="of:=(1/([.D18]/[.G18]))*100" office:value-type="float" office:value="0.910596026490066">
            <text:p>0,9105960265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16056">
            <text:p>16056</text:p>
          </table:table-cell>
          <table:table-cell office:value-type="float" office:value="27773">
            <text:p>27773</text:p>
          </table:table-cell>
          <table:table-cell office:value-type="float" office:value="18">
            <text:p>18</text:p>
          </table:table-cell>
          <table:table-cell office:value-type="float" office:value="81">
            <text:p>81</text:p>
          </table:table-cell>
          <table:table-cell office:value-type="float" office:value="631">
            <text:p>631</text:p>
          </table:table-cell>
          <table:table-cell table:formula="of:=([.F19]-[.C19])/[.C19]" office:value-type="float" office:value="1">
            <text:p>1</text:p>
          </table:table-cell>
          <table:table-cell table:formula="of:=(1/([.D19]/[.G19]))*100" office:value-type="float" office:value="0.504484304932735">
            <text:p>0,5044843049</text:p>
          </table:table-cell>
        </table:table-row>
        <table:table-row table:style-name="ro1">
          <table:table-cell table:number-columns-repeated="8"/>
          <table:table-cell table:formula="of:=AVERAGE([.I5:.I19] )" office:value-type="float" office:value="1.10768759018759">
            <text:p>1,1076875902</text:p>
          </table:table-cell>
          <table:table-cell/>
        </table:table-row>
      </table:table>
      <table:table table:name="List2" table:style-name="ta1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Arial" style:language-asian="zh" style:country-asian="CN" style:font-name-complex="Arial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6">26.01.2012</text:date>, <text:time>17:58:15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26T17:16:49</meta:creation-date>
    <meta:generator>LibreOffice/3.4$Unix LibreOffice_project/340m1$Build-1206</meta:generator>
    <dc:date>2012-01-26T17:58:15</dc:date>
    <meta:editing-duration>PT36M58S</meta:editing-duration>
    <meta:editing-cycles>7</meta:editing-cycles>
    <meta:document-statistic meta:table-count="3" meta:cell-count="14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11cm" svg:y="3.952cm" style:legend-expansion="high" chart:style-name="ch2"/>
        <chart:plot-area chart:style-name="ch3" table:cell-range-address="List1.B5:List1.C19 List1.C3:List1.C3 List1.F3:List1.F3 List1.F5:List1.F19" chart:data-source-has-labels="both" svg:x="0.77cm" svg:y="0.855cm" svg:width="11.401cm" svg:height="7.545cm">
          <chartooo:coordinate-region svg:x="1.391cm" svg:y="1.054cm" svg:width="10.78cm" svg:height="6.699cm"/>
          <chart:axis chart:dimension="x" chart:name="primary-x" chart:style-name="ch4" chartooo:axis-type="auto">
            <chartooo:date-scale/>
            <chart:categories table:cell-range-address="List1.B5:List1.B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1.C5:List1.C19" chart:label-cell-address="List1.C3:List1.C3" chart:class="chart:bar">
            <chart:data-point chart:repeated="15"/>
          </chart:series>
          <chart:series chart:style-name="ch8" chart:values-cell-range-address="List1.F5:List1.F19" chart:label-cell-address="List1.F3:List1.F3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/brute force</text:p>
                <draw:g>
                  <svg:desc>List1.C3:List1.C3</svg:desc>
                </draw:g>
              </table:table-cell>
              <table:table-cell office:value-type="string">
                <text:p>heuristika</text:p>
                <draw:g>
                  <svg:desc>List1.F3:List1.F3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0</text:p>
                <draw:g>
                  <svg:desc>List1.B5:List1.B19</svg:desc>
                </draw:g>
              </table:table-cell>
              <table:table-cell office:value-type="float" office:value="10">
                <text:p>10</text:p>
                <draw:g>
                  <svg:desc>List1.C5:List1.C19</svg:desc>
                </draw:g>
              </table:table-cell>
              <table:table-cell office:value-type="float" office:value="18">
                <text:p>18</text:p>
                <draw:g>
                  <svg:desc>List1.F5:List1.F19</svg:desc>
                </draw:g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998cm" xlink:href=".." xlink:type="simple" chart:class="chart:bar" chart:style-name="ch1">
        <chart:legend chart:legend-position="end" svg:x="12.814cm" svg:y="3.951cm" style:legend-expansion="high" chart:style-name="ch2"/>
        <chart:plot-area chart:style-name="ch3" table:cell-range-address="List1.B5:List1.B19 List1.C3:List1.C3 List1.D5:List1.D19 List1.F3:List1.F3 List1.G5:List1.G19" chart:data-source-has-labels="both" svg:x="0.77cm" svg:y="0.851cm" svg:width="11.404cm" svg:height="7.548cm">
          <chartooo:coordinate-region svg:x="1.947cm" svg:y="1.05cm" svg:width="10.227cm" svg:height="6.702cm"/>
          <chart:axis chart:dimension="x" chart:name="primary-x" chart:style-name="ch4" chartooo:axis-type="auto">
            <chartooo:date-scale/>
            <chart:categories table:cell-range-address="List1.B5:List1.B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1.D5:List1.D19" chart:label-cell-address="List1.C3:List1.C3" chart:class="chart:bar">
            <chart:data-point chart:repeated="15"/>
          </chart:series>
          <chart:series chart:style-name="ch8" chart:values-cell-range-address="List1.G5:List1.G19" chart:label-cell-address="List1.F3:List1.F3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/brute force</text:p>
                <draw:g>
                  <svg:desc>List1.C3:List1.C3</svg:desc>
                </draw:g>
              </table:table-cell>
              <table:table-cell office:value-type="string">
                <text:p>heuristika</text:p>
                <draw:g>
                  <svg:desc>List1.F3:List1.F3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0</text:p>
                <draw:g>
                  <svg:desc>List1.B5:List1.B19</svg:desc>
                </draw:g>
              </table:table-cell>
              <table:table-cell office:value-type="float" office:value="8926">
                <text:p>8926</text:p>
                <draw:g>
                  <svg:desc>List1.D5:List1.D19</svg:desc>
                </draw:g>
              </table:table-cell>
              <table:table-cell office:value-type="float" office:value="96">
                <text:p>96</text:p>
                <draw:g>
                  <svg:desc>List1.G5:List1.G19</svg:desc>
                </draw:g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039">
                <text:p>6039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703">
                <text:p>57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9273">
                <text:p>49273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4978">
                <text:p>34978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7514">
                <text:p>27514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53">
                <text:p>2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880">
                <text:p>28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8984">
                <text:p>28984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5889">
                <text:p>5588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8213">
                <text:p>2821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83">
                <text:p>3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624">
                <text:p>36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6056">
                <text:p>16056</text:p>
              </table:table-cell>
              <table:table-cell office:value-type="float" office:value="81">
                <text:p>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8.999cm" xlink:href=".." xlink:type="simple" chart:class="chart:bar" chart:style-name="ch1">
        <chart:legend chart:legend-position="end" svg:x="13.237cm" svg:y="4.2cm" style:legend-expansion="high" chart:style-name="ch2"/>
        <chart:plot-area chart:style-name="ch3" table:cell-range-address="List1.B5:List1.B19 List1.J4:List1.J19" chart:data-source-has-labels="both" svg:x="0.77cm" svg:y="0.851cm" svg:width="11.827cm" svg:height="7.549cm">
          <chartooo:coordinate-region svg:x="1.391cm" svg:y="1.05cm" svg:width="11.206cm" svg:height="6.703cm"/>
          <chart:axis chart:dimension="x" chart:name="primary-x" chart:style-name="ch4" chartooo:axis-type="auto">
            <chartooo:date-scale/>
            <chart:categories table:cell-range-address="List1.B5:List1.B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1.J5:List1.J19" chart:label-cell-address="List1.J4:List1.J4" chart:class="chart:ba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rychleni [%]</text:p>
                <draw:g>
                  <svg:desc>List1.J4:List1.J4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0</text:p>
                <draw:g>
                  <svg:desc>List1.B5:List1.B19</svg:desc>
                </draw:g>
              </table:table-cell>
              <table:table-cell office:value-type="float" office:value="1.07550974680708">
                <text:p>1.07550974680708</text:p>
                <draw:g>
                  <svg:desc>List1.J5:List1.J19</svg:desc>
                </draw:g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.98791190594469">
                <text:p>6.9879119059446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368227248816412">
                <text:p>0.36822724881641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7.8571428571429">
                <text:p>17.857142857142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767154425344509">
                <text:p>0.76715442534450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740465435416547">
                <text:p>0.74046543541654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.13396816166315">
                <text:p>1.1339681616631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.13833992094862">
                <text:p>5.1383399209486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4.86111111111111">
                <text:p>4.86111111111111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890146287606956">
                <text:p>0.89014628760695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329223997566605">
                <text:p>0.32922399756660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606103569276575">
                <text:p>0.60610356927657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6.26631853785901">
                <text:p>6.2663185378590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910596026490066">
                <text:p>0.91059602649006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504484304932735">
                <text:p>0.5044843049327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